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870000001D9ED844525175EE1A.png" manifest:media-type="image/png"/>
  <manifest:file-entry manifest:full-path="Pictures/100000010000033000000264400E360F7FABB22A.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TC" svg:font-family="'Noto Sans CJK T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2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084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draw:fill="none" fo:min-height="12.2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45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18" style:family="graphic" style:parent-style-name="standard">
      <style:graphic-properties draw:stroke="none" draw:fill="none" fo:min-height="0.424cm" style:protect="position size"/>
      <style:paragraph-properties style:writing-mode="lr-tb"/>
    </style:style>
    <style:style style:name="gr1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2-notes">
      <style:graphic-properties draw:fill-color="#ffffff" draw:auto-grow-height="true" fo:min-height="13.364cm"/>
      <style:paragraph-properties style:writing-mode="lr-tb"/>
    </style:style>
    <style:style style:name="pr3" style:family="presentation" style:parent-style-name="Bullet_20_3-notes">
      <style:graphic-properties draw:fill-color="#ffffff"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42cm" fo:margin-bottom="0.35cm" fo:line-height="100%" fo:text-align="end" fo:text-indent="0cm"/>
      <style:text-properties fo:font-size="16pt"/>
    </style:style>
    <style:style style:name="P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9" style:family="paragraph">
      <style:paragraph-properties fo:text-align="end"/>
      <style:text-properties fo:font-size="18pt" fo:font-weight="normal" style:font-weight-asian="normal" style:font-weight-complex="normal"/>
    </style:style>
    <style:style style:name="P10" style:family="paragraph">
      <loext:graphic-properties draw:fill="none" draw:fill-color="#ffffff"/>
      <style:paragraph-properties fo:text-align="end" style:writing-mode="lr-tb"/>
      <style:text-properties style:font-name="Noto Sans1" fo:font-size="18pt" style:text-underline-style="none" fo:font-weight="normal" style:font-size-asian="18pt" style:font-weight-asian="normal" style:font-size-complex="18pt" style:font-weight-complex="normal"/>
    </style:style>
    <style:style style:name="P11" style:family="paragraph">
      <style:paragraph-properties fo:text-align="end"/>
      <style:text-properties fo:font-weight="normal" style:font-size-asian="18pt"/>
    </style:style>
    <style:style style:name="P12" style:family="paragraph">
      <loext:graphic-properties draw:fill="none" draw:fill-color="#ffffff"/>
      <style:paragraph-properties fo:text-align="end" style:writing-mode="lr-tb"/>
      <style:text-properties style:font-name="Noto Sans1" fo:font-size="18pt" style:text-underline-style="none" fo:font-weight="normal" style:font-size-asian="18pt" style:font-size-complex="18pt"/>
    </style:style>
    <style:style style:name="P13" style:family="paragraph">
      <style:paragraph-properties fo:margin-left="0cm" fo:margin-right="0cm" fo:margin-top="0.42cm" fo:margin-bottom="0.35cm" fo:line-height="100%" fo:text-indent="0cm"/>
      <style:text-properties fo:font-size="16pt"/>
    </style:style>
    <style:style style:name="P14"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1" fo:font-size="16pt" style:font-size-asian="16pt" style:font-size-complex="16pt"/>
    </style:style>
    <style:style style:name="P15" style:family="paragraph">
      <style:text-properties fo:font-size="18pt" fo:font-weight="normal" style:font-weight-asian="normal" style:font-weight-complex="normal"/>
    </style:style>
    <style:style style:name="P16" style:family="paragraph">
      <loext:graphic-properties draw:fill="none" draw:fill-color="#ffffff"/>
      <style:paragraph-properties style:writing-mode="lr-tb"/>
      <style:text-properties style:font-name="Noto Sans1" fo:font-size="18pt" style:text-underline-style="none" fo:font-weight="normal" style:font-size-asian="18pt" style:font-weight-asian="normal" style:font-size-complex="18pt" style:font-weight-complex="normal"/>
    </style:style>
    <style:style style:name="P17" style:family="paragraph">
      <style:text-properties style:font-size-asian="18pt"/>
    </style:style>
    <style:style style:name="P18"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19" style:family="paragraph">
      <style:paragraph-properties fo:margin-left="0cm" fo:margin-right="0cm" fo:margin-top="0.42cm" fo:margin-bottom="0.35cm" fo:line-height="100%" fo:text-indent="0cm"/>
      <style:text-properties style:font-size-asian="16pt"/>
    </style:style>
    <style:style style:name="P20" style:family="paragraph">
      <loext:graphic-properties draw:fill-color="#ffffff"/>
      <style:paragraph-properties style:writing-mode="lr-tb"/>
      <style:text-properties fo:font-size="20pt"/>
    </style:style>
    <style:style style:name="P21" style:family="paragraph">
      <style:text-properties fo:font-size="12pt" style:font-size-asian="12pt"/>
    </style:style>
    <style:style style:name="P22" style:family="paragraph">
      <loext:graphic-properties draw:fill="none"/>
      <style:text-properties fo:font-size="12pt" style:font-size-asian="12pt"/>
    </style:style>
    <style:style style:name="P23" style:family="paragraph">
      <loext:graphic-properties draw:fill-color="#ffffff"/>
    </style:style>
    <style:style style:name="P24" style:family="paragraph">
      <style:paragraph-properties fo:margin-left="0cm" fo:margin-right="0cm" fo:margin-top="0cm" fo:margin-bottom="0cm" fo:line-height="100%" fo:text-indent="0cm"/>
    </style:style>
    <style:style style:name="P25"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1" fo:font-size="15pt" style:font-size-asian="15pt" style:font-size-complex="15pt"/>
    </style:style>
    <style:style style:name="P26"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7" style:family="paragraph">
      <style:paragraph-properties fo:margin-top="0.42cm" fo:margin-bottom="0.35cm"/>
    </style:style>
    <style:style style:name="P28"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29"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color="#666666" loext:opacity="100%" style:font-name="Noto Sans1" fo:font-size="12pt" style:text-underline-style="none" style:font-size-asian="12pt" style:font-size-complex="12pt"/>
    </style:style>
    <style:style style:name="T5" style:family="text">
      <style:text-properties style:font-name="Noto Sans1" fo:font-size="18pt" style:text-underline-style="none" fo:font-weight="normal" style:font-size-asian="18pt" style:font-weight-asian="normal" style:font-size-complex="18pt" style:font-weight-complex="normal"/>
    </style:style>
    <style:style style:name="T6" style:family="text">
      <style:text-properties style:font-name="Noto Sans1" fo:font-size="18pt" style:text-underline-style="none" style:font-size-asian="18pt" style:font-size-complex="18pt"/>
    </style:style>
    <style:style style:name="T7" style:family="text">
      <style:text-properties style:font-name="Lato Black1" fo:font-size="18pt" style:text-underline-style="none" style:font-size-asian="18pt" style:font-size-complex="18pt"/>
    </style:style>
    <style:style style:name="T8" style:family="text">
      <style:text-properties fo:color="#666666" loext:opacity="100%" style:font-name="Noto Sans1" fo:font-size="15pt" style:text-underline-style="none" style:font-size-asian="15pt" style:font-size-complex="15pt"/>
    </style:style>
    <style:style style:name="T9" style:family="text">
      <style:text-properties style:font-name="Noto Sans1" fo:font-size="22pt" style:text-underline-style="none" fo:font-weight="bold" style:font-size-asian="22pt" style:font-weight-asian="bold" style:font-size-complex="22pt" style:font-weight-complex="bold"/>
    </style:style>
    <style:style style:name="T1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65cm" svg:height="3.959cm" svg:x="8.5cm" svg:y="11.541cm">
          <draw:text-box>
            <text:p text:style-name="P1"><text:span text:style-name="T1">DM9051A PTP </text:span><text:span text:style-name="T1">translater</text:span></text:p>
            <text:p text:style-name="P1"><text:span text:style-name="T2"/></text:p>
          </draw:text-box>
        </draw:frame>
        <draw:frame draw:style-name="gr2" draw:text-style-name="P3" draw:layer="layout" svg:width="6.604cm" svg:height="1.373cm" svg:x="20.32cm" svg:y="12.859cm">
          <draw:text-box>
            <text:p><text:span text:style-name="T3">Tom Sun @ DAVICOM</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2">
        <office:forms form:automatic-focus="false" form:apply-design-mode="false"/>
        <draw:frame draw:style-name="gr6" draw:text-style-name="P8" draw:layer="layout" svg:width="9.398cm" svg:height="2.079cm" svg:x="0.254cm" svg:y="3.219cm">
          <draw:text-box>
            <text:p text:style-name="P7"><text:span text:style-name="T4">從上層傳入 </text:span><text:span text:style-name="T4">scaled_ppm </text:span><text:span text:style-name="T4">到 </text:span><text:span text:style-name="T4">driver </text:span><text:span text:style-name="T4">的 </text:span><text:span text:style-name="T4">adjust_fine(). </text:span></text:p>
          </draw:text-box>
        </draw:frame>
        <draw:frame draw:style-name="gr7" draw:text-style-name="P10" draw:layer="layout" svg:width="5.588cm" svg:height="1.115cm" svg:x="4.064cm" svg:y="2.032cm">
          <draw:text-box>
            <text:p text:style-name="P9"><text:span text:style-name="T5">1.Given</text:span></text:p>
          </draw:text-box>
        </draw:frame>
        <draw:frame draw:style-name="gr8" draw:text-style-name="P8" draw:layer="layout" svg:width="9.398cm" svg:height="2.947cm" svg:x="0.305cm" svg:y="7.332cm">
          <draw:text-box>
            <text:p text:style-name="P7"><text:span text:style-name="T4">board_info </text:span><text:span text:style-name="T4">增加一個 </text:span><text:span text:style-name="T4">s64 </text:span><text:span text:style-name="T4">欄位 </text:span><text:span text:style-name="T4">: last_rate,</text:span><text:span text:style-name="T4">記錄上次上層 </text:span><text:span text:style-name="T4">PTP4L </text:span><text:span text:style-name="T4">給下來的值</text:span><text:span text:style-name="T4">. </text:span></text:p>
          </draw:text-box>
        </draw:frame>
        <draw:frame draw:style-name="gr7" draw:text-style-name="P12" draw:layer="layout" svg:width="5.588cm" svg:height="1.174cm" svg:x="4.115cm" svg:y="6.145cm">
          <draw:text-box>
            <text:p text:style-name="P11"><text:span text:style-name="T6">3.</text:span><text:span text:style-name="T6">歷史記錄</text:span></text:p>
          </draw:text-box>
        </draw:frame>
        <draw:frame draw:style-name="gr9" draw:text-style-name="P8" draw:layer="layout" svg:width="9.398cm" svg:height="3.665cm" svg:x="0.254cm" svg:y="11.383cm">
          <draw:text-box>
            <text:p text:style-name="P7"><text:span text:style-name="T4">將 </text:span><text:span text:style-name="T4">diff_rate </text:span><text:span text:style-name="T4">做正負號分離</text:span><text:span text:style-name="T4">, </text:span><text:span text:style-name="T4">準備填入 </text:span><text:span text:style-name="T4">DM9051A </text:span><text:span text:style-name="T4">的 </text:span><text:span text:style-name="T4">rate register, </text:span><text:span text:style-name="T4">無號數是 </text:span><text:span text:style-name="T4">diff_rate, </text:span><text:span text:style-name="T4">負號是 </text:span><text:span text:style-name="T4">diff_rate_sign:</text:span></text:p>
            <text:p text:style-name="P7"><text:span text:style-name="T4"><text:s text:c="7"/></text:span><text:span text:style-name="T4">if (diff_rate &lt; 0) { diff_rate = -diff_rate; diff_rate_sign = 1;} <text:s text:c="2"/></text:span></text:p>
          </draw:text-box>
        </draw:frame>
        <draw:frame draw:style-name="gr7" draw:text-style-name="P12" draw:layer="layout" svg:width="5.588cm" svg:height="1.174cm" svg:x="4.064cm" svg:y="10.196cm">
          <draw:text-box>
            <text:p text:style-name="P11"><text:span text:style-name="T6">5.</text:span><text:span text:style-name="T6">正負號分離</text:span></text:p>
          </draw:text-box>
        </draw:frame>
        <draw:frame draw:style-name="gr10" draw:text-style-name="P14" draw:layer="layout" svg:width="9.398cm" svg:height="2.079cm" svg:x="18.5cm" svg:y="12.921cm">
          <draw:text-box>
            <text:p text:style-name="P13"><text:span text:style-name="T4">write_rate_reg(db, diff_rate, diff_rate_sign);</text:span></text:p>
          </draw:text-box>
        </draw:frame>
        <draw:frame draw:style-name="gr11" draw:text-style-name="P16" draw:layer="layout" svg:width="8.466cm" svg:height="1.334cm" svg:x="18.534cm" svg:y="11.166cm">
          <draw:text-box>
            <text:p text:style-name="P15"><text:span text:style-name="T5">6.</text:span><text:span text:style-name="T5">填入 </text:span><text:span text:style-name="T5">rate register</text:span></text:p>
          </draw:text-box>
        </draw:frame>
        <draw:frame draw:style-name="gr12" draw:text-style-name="P14" draw:layer="layout" svg:width="9.398cm" svg:height="2.079cm" svg:x="18.534cm" svg:y="8.307cm">
          <draw:text-box>
            <text:p text:style-name="P13"><text:span text:style-name="T4">算出需要填入 </text:span><text:span text:style-name="T4">chip </text:span><text:span text:style-name="T4">的差值</text:span><text:span text:style-name="T4">:</text:span><text:span text:style-name="T4"><text:line-break/></text:span><text:span text:style-name="T4">s64 diff_rate = signed_rate - db-&gt;last_rate; <text:s/></text:span></text:p>
          </draw:text-box>
        </draw:frame>
        <draw:frame draw:style-name="gr13" draw:text-style-name="P18" draw:layer="layout" svg:width="5.588cm" svg:height="1.17cm" svg:x="18.534cm" svg:y="7.12cm">
          <draw:text-box>
            <text:p text:style-name="P17"><text:span text:style-name="T7">4.</text:span><text:span text:style-name="T7">計算</text:span></text:p>
          </draw:text-box>
        </draw:frame>
        <draw:frame draw:style-name="gr14" draw:text-style-name="P14" draw:layer="layout" svg:width="9.398cm" svg:height="2.707cm" svg:x="18.534cm" svg:y="3.981cm">
          <draw:text-box>
            <text:p text:style-name="P19"><text:span text:style-name="T4">將 </text:span><text:span text:style-name="T4">scaled_ppm </text:span><text:span text:style-name="T4">轉換單位爲 </text:span><text:span text:style-name="T4">ppb, </text:span><text:span text:style-name="T4">並乘上我們的 </text:span><text:span text:style-name="T4">RATE_BASE (172, </text:span><text:span text:style-name="T4">由 </text:span><text:span text:style-name="T4">2^32/25MHz </text:span><text:span text:style-name="T4">得到</text:span><text:span text:style-name="T4">)</text:span><text:span text:style-name="T4"><text:line-break/></text:span><text:span text:style-name="T4">DM9051A rate register </text:span><text:span text:style-name="T4">是採用這種單位</text:span><text:span text:style-name="T4">,</text:span><text:span text:style-name="T4">每秒微調 </text:span><text:span text:style-name="T4">1ns <text:s/></text:span></text:p>
          </draw:text-box>
        </draw:frame>
        <draw:frame draw:style-name="gr7" draw:text-style-name="P16" draw:layer="layout" svg:width="5.588cm" svg:height="1.115cm" svg:x="18.534cm" svg:y="2.794cm">
          <draw:text-box>
            <text:p text:style-name="P15"><text:span text:style-name="T5">2.Rescale</text:span></text:p>
          </draw:text-box>
        </draw:frame>
        <presentation:notes draw:style-name="dp1">
          <office:forms form:automatic-focus="false" form:apply-design-mode="false"/>
          <draw:page-thumbnail draw:style-name="gr5" draw:layer="layout" svg:width="0.001cm" svg:height="0.001cm" svg:x="0cm" svg:y="2.257cm" draw:page-number="2" presentation:class="page"/>
          <draw:frame presentation:style-name="pr2" draw:text-style-name="P20"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15" draw:text-style-name="P22" draw:layer="layout" svg:width="20.213cm" svg:height="13.329cm" svg:x="3.787cm" svg:y="1.5cm">
          <draw:text-box>
            <text:p text:style-name="P21">static int ptp_9051_adjfine(struct ptp_clock_info *ptp, long scaled_ppm) <text:s text:c="48"/></text:p>
            <text:p text:style-name="P21">{ <text:s text:c="119"/></text:p>
            <text:p text:style-name="P21"><text:s text:c="8"/>// 171.798 = 2^32/25M (when rate reg use this value, every sec will increment 1 ns) <text:s text:c="29"/></text:p>
            <text:p text:style-name="P21"><text:s text:c="8"/>const s32 RATE_BASE = 172; <text:s text:c="86"/></text:p>
            <text:p text:style-name="P21"><text:s text:c="8"/>struct board_info *db = container_of(ptp, struct board_info, <text:s text:c="52"/></text:p>
            <text:p text:style-name="P21"><text:s text:c="45"/>ptp_caps); <text:s text:c="65"/></text:p>
            <text:p text:style-name="P21">#ifdef DE_TIMESTAMP <text:s text:c="101"/></text:p>
            <text:p text:style-name="P21"><text:s text:c="8"/>printk("+++00112+++++ [in %s] scaled_ppm = %ld, db.last_rate = %lld+++++++++\n", <text:s text:c="32"/></text:p>
            <text:p text:style-name="P21"><text:s text:c="15"/>__FUNCTION__ ,scaled_ppm, db-&gt;last_rate); <text:s text:c="64"/></text:p>
            <text:p text:style-name="P21">#endif <text:s text:c="114"/></text:p>
            <text:p text:style-name="P21"><text:s text:c="121"/></text:p>
            <text:p text:style-name="P21"><text:s text:c="8"/>// per RATE_BASE makes 1 ns increment per 25MHz <text:s text:c="65"/></text:p>
            <text:p text:style-name="P21"><text:s text:c="8"/>s64 signed_rate = scaled_ppm_to_ppb(scaled_ppm) * RATE_BASE; <text:s text:c="52"/></text:p>
            <text:p text:style-name="P21"><text:s text:c="8"/>s64 diff_rate = signed_rate - db-&gt;last_rate; <text:s text:c="68"/></text:p>
            <text:p text:style-name="P21"><text:s text:c="8"/>int diff_rate_sign = 0; <text:s text:c="89"/></text:p>
            <text:p text:style-name="P21"><text:s text:c="8"/>db-&gt;last_rate = signed_rate; <text:s text:c="84"/></text:p>
            <text:p text:style-name="P21"><text:s text:c="8"/>if (diff_rate &lt; 0) { <text:s text:c="92"/></text:p>
            <text:p text:style-name="P21"><text:s text:c="16"/>diff_rate = -diff_rate; <text:s text:c="81"/></text:p>
            <text:p text:style-name="P21"><text:s text:c="16"/>diff_rate_sign = 1; <text:s text:c="85"/></text:p>
            <text:p text:style-name="P21"><text:s text:c="8"/>} <text:s text:c="111"/></text:p>
            <text:p text:style-name="P21"><text:s text:c="121"/></text:p>
            <text:p text:style-name="P21"><text:s text:c="8"/>write_rate_reg(db, diff_rate, diff_rate_sign); <text:s text:c="66"/></text:p>
            <text:p text:style-name="P21"><text:s text:c="8"/>return 0; <text:s text:c="103"/></text:p>
            <text:p text:style-name="P21">} <text:s text:c="14"/></text:p>
          </draw:text-box>
        </draw:frame>
        <presentation:notes draw:style-name="dp2">
          <office:forms form:automatic-focus="false" form:apply-design-mode="false"/>
          <draw:page-thumbnail draw:style-name="gr5" draw:layer="layout" svg:width="0.001cm" svg:height="0.001cm" svg:x="0cm" svg:y="2.257cm" draw:page-number="3" presentation:class="page"/>
          <draw:frame presentation:style-name="pr3" draw:text-style-name="P23"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6" draw:text-style-name="P25" draw:layer="layout" svg:width="14.224cm" svg:height="2.703cm" svg:x="1.27cm" svg:y="4.297cm">
          <draw:text-box>
            <text:p text:style-name="P24"><text:span text:style-name="T8">因爲 </text:span><text:span text:style-name="T8">DM9051A </text:span><text:span text:style-name="T8">需要填入 修正差值</text:span><text:span text:style-name="T8">, </text:span><text:span text:style-name="T8">而 </text:span><text:span text:style-name="T8">PTP4L</text:span><text:span text:style-name="T8">是給修正值</text:span><text:span text:style-name="T8">, </text:span><text:span text:style-name="T8">故上次的修改值就要記錄起來</text:span><text:span text:style-name="T8">,</text:span><text:span text:style-name="T8">才能在這次計算差值</text:span></text:p>
          </draw:text-box>
        </draw:frame>
        <draw:frame draw:style-name="gr17" draw:text-style-name="P26" draw:layer="layout" svg:width="9.906cm" svg:height="1.373cm" svg:x="0.762cm" svg:y="1.016cm">
          <draw:text-box>
            <text:p><text:span text:style-name="T9">結論</text:span></text:p>
          </draw:text-box>
        </draw:frame>
        <draw:frame draw:style-name="gr18" draw:text-style-name="P28" draw:layer="layout" svg:width="6.082cm" svg:height="1.267cm" svg:x="14.746cm" svg:y="14.342cm">
          <draw:text-box>
            <text:p text:style-name="P27"><text:span text:style-name="T10">Photo by </text:span><text:span text:style-name="T10"><text:a xlink:href="https://unsplash.com/@johnwestrock?utm_source=unsplash&amp;utm_medium=referral&amp;utm_content=creditCopyText" xlink:type="simple">Dave Hoefler</text:a></text:span><text:span text:style-name="T10"><text:s/>on </text:span><text:span text:style-name="T10"><text:a xlink:href="https://unsplash.com/s/photos/landscape?utm_source=unsplash&amp;utm_medium=referral&amp;utm_content=creditCopyText" xlink:type="simple">Unsplash</text:a></text:span></text:p>
          </draw:text-box>
        </draw:frame>
        <draw:polygon draw:style-name="gr19" draw:text-style-name="P29" draw:layer="layout" svg:width="11.372cm" svg:height="11.372cm" svg:x="16.315cm" svg:y="3.307cm" svg:viewBox="0 0 11373 11373" draw:points="0,5726 5646,0 11373,5648 5727,11373 5725,11373 0,5728">
          <text:p/>
        </draw:polygon>
        <presentation:notes draw:style-name="dp2">
          <office:forms form:automatic-focus="false" form:apply-design-mode="false"/>
          <draw:page-thumbnail draw:style-name="gr5"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TC" svg:font-family="'Noto Sans CJK T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TW"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00E360F7FABB22A.png" xlink:type="simple" xlink:show="embed" xlink:actuate="onLoad" draw:mime-type="image/png"/>
      </draw:frame>
      <draw:frame draw:style-name="Mgr37" draw:text-style-name="MP34" draw:layer="backgroundobjects" svg:width="5.925cm" svg:height="1.267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5-03-20T15:52:28.868387061</meta:creation-date>
    <meta:editing-duration>PT30M49S</meta:editing-duration>
    <meta:editing-cycles>3</meta:editing-cycles>
    <dc:date>2025-03-20T16:23:16.884174273</dc:date>
    <meta:document-statistic meta:object-count="274"/>
  </office:meta>
</office:document-meta>
</file>